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4" style:family="text"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Plan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5"><text:span text:style-name="T5">15/02/2013<text:tab/></text:span>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Project Plan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Pavan Reddy, Sateesh T, Sarat, Shahid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4">VBooks Project Plan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Pavan Reddy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VBooks Project Plan<text:span text:style-name="T4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32:01</dc:date>
    <dc:creator>jaipal </dc:creator>
    <meta:editing-duration>PT1H32M46S</meta:editing-duration>
    <meta:editing-cycles>88</meta:editing-cycles>
    <meta:document-statistic meta:table-count="1" meta:image-count="1" meta:object-count="0" meta:page-count="1" meta:paragraph-count="15" meta:word-count="43" meta:character-count="297" meta:non-whitespace-character-count="254"/>
  </office:meta>
</office:document-meta>
</file>